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2cm" fo:min-width="0.1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2cm" fo:min-width="0.158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4.222cm" svg:x2="6.889cm" svg:y2="4.222cm">
          <text:p/>
        </draw:line>
        <draw:line draw:style-name="gr1" draw:text-style-name="P1" draw:layer="layout" svg:x1="3.938cm" svg:y1="6.824cm" svg:x2="3.938cm" svg:y2="1.645cm">
          <text:p/>
        </draw:line>
        <draw:line draw:style-name="gr1" draw:text-style-name="P1" draw:layer="layout" svg:x1="7.554cm" svg:y1="4.222cm" svg:x2="13.443cm" svg:y2="4.222cm">
          <text:p/>
        </draw:line>
        <draw:line draw:style-name="gr1" draw:text-style-name="P1" draw:layer="layout" svg:x1="10.493cm" svg:y1="6.825cm" svg:x2="10.493cm" svg:y2="1.646cm">
          <text:p/>
        </draw:line>
        <draw:custom-shape draw:style-name="gr2" draw:text-style-name="P1" draw:layer="layout" svg:width="1.015cm" svg:height="1.016cm" svg:x="3.437cm" svg:y="3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625cm" svg:x="9.992cm" svg:y="3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116cm" svg:y1="4.222cm" svg:x2="20.005cm" svg:y2="4.222cm">
          <text:p/>
        </draw:line>
        <draw:line draw:style-name="gr1" draw:text-style-name="P1" draw:layer="layout" svg:x1="17.055cm" svg:y1="6.825cm" svg:x2="17.055cm" svg:y2="1.646cm">
          <text:p/>
        </draw:line>
        <draw:custom-shape draw:style-name="gr2" draw:text-style-name="P1" draw:layer="layout" svg:width="1.015cm" svg:height="1.626cm" draw:transform="skewX (0.00122173047639608) rotate (-0.750491578357561) translate (16.605cm 2.8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cm" svg:y1="11.149cm" svg:x2="6.889cm" svg:y2="11.149cm">
          <text:p/>
        </draw:line>
        <draw:line draw:style-name="gr1" draw:text-style-name="P1" draw:layer="layout" svg:x1="3.938cm" svg:y1="13.751cm" svg:x2="3.938cm" svg:y2="8.572cm">
          <text:p/>
        </draw:line>
        <draw:custom-shape draw:style-name="gr2" draw:text-style-name="P1" draw:layer="layout" svg:width="1.015cm" svg:height="1.015cm" svg:x="4.588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554cm" svg:y1="11.149cm" svg:x2="13.443cm" svg:y2="11.149cm">
          <text:p/>
        </draw:line>
        <draw:line draw:style-name="gr1" draw:text-style-name="P1" draw:layer="layout" svg:x1="10.493cm" svg:y1="13.751cm" svg:x2="10.493cm" svg:y2="8.572cm">
          <text:p/>
        </draw:line>
        <draw:custom-shape draw:style-name="gr2" draw:text-style-name="P1" draw:layer="layout" svg:width="1.014cm" svg:height="1.624cm" svg:x="11.156cm" svg:y="9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116cm" svg:y1="11.149cm" svg:x2="20.005cm" svg:y2="11.149cm">
          <text:p/>
        </draw:line>
        <draw:line draw:style-name="gr1" draw:text-style-name="P1" draw:layer="layout" svg:x1="17.055cm" svg:y1="13.751cm" svg:x2="17.055cm" svg:y2="8.572cm">
          <text:p/>
        </draw:line>
        <draw:custom-shape draw:style-name="gr2" draw:text-style-name="P1" draw:layer="layout" svg:width="1.016cm" svg:height="1.625cm" draw:transform="skewX (0.000698131700797733) rotate (-0.785398163397448) translate (18.257cm 9.1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051cm" svg:y1="3.221cm" svg:x2="5.051cm" svg:y2="2.295cm">
          <text:p/>
        </draw:line>
        <draw:line draw:style-name="gr3" draw:text-style-name="P1" draw:layer="layout" svg:x1="5.051cm" svg:y1="3.222cm" svg:x2="5.977cm" svg:y2="3.221cm">
          <text:p/>
        </draw:line>
        <draw:frame draw:style-name="gr4" draw:text-style-name="P2" draw:layer="layout" svg:width="0.674cm" svg:height="0.649cm" svg:x="4.59cm" svg:y="2.832cm">
          <draw:text-box>
            <text:p text:style-name="P2"><text:span text:style-name="T1">p</text:span></text:p>
          </draw:text-box>
        </draw:frame>
        <draw:line draw:style-name="gr3" draw:text-style-name="P1" draw:layer="layout" svg:x1="11.613cm" svg:y1="3.221cm" svg:x2="11.592cm" svg:y2="1.601cm">
          <text:p/>
        </draw:line>
        <draw:line draw:style-name="gr3" draw:text-style-name="P1" draw:layer="layout" svg:x1="11.613cm" svg:y1="3.222cm" svg:x2="12.539cm" svg:y2="3.221cm">
          <text:p/>
        </draw:line>
        <draw:frame draw:style-name="gr4" draw:text-style-name="P2" draw:layer="layout" svg:width="0.673cm" svg:height="0.649cm" svg:x="11.152cm" svg:y="2.832cm">
          <draw:text-box>
            <text:p text:style-name="P2"><text:span text:style-name="T1">p</text:span></text:p>
          </draw:text-box>
        </draw:frame>
        <draw:line draw:style-name="gr3" draw:text-style-name="P1" draw:layer="layout" svg:x1="18.076cm" svg:y1="3.118cm" svg:x2="18.731cm" svg:y2="2.463cm">
          <text:p/>
        </draw:line>
        <draw:line draw:style-name="gr3" draw:text-style-name="P1" draw:layer="layout" svg:x1="18.076cm" svg:y1="3.118cm" svg:x2="18.731cm" svg:y2="3.772cm">
          <text:p/>
        </draw:line>
        <draw:frame draw:style-name="gr4" draw:text-style-name="P2" draw:layer="layout" svg:width="0.673cm" svg:height="0.649cm" svg:x="17.623cm" svg:y="2.832cm">
          <draw:text-box>
            <text:p text:style-name="P2"><text:span text:style-name="T1">p</text:span></text:p>
          </draw:text-box>
        </draw:frame>
        <draw:line draw:style-name="gr3" draw:text-style-name="P1" draw:layer="layout" svg:x1="5.051cm" svg:y1="10.148cm" svg:x2="5.051cm" svg:y2="9.222cm">
          <text:p/>
        </draw:line>
        <draw:line draw:style-name="gr3" draw:text-style-name="P1" draw:layer="layout" svg:x1="5.051cm" svg:y1="10.149cm" svg:x2="5.977cm" svg:y2="10.148cm">
          <text:p/>
        </draw:line>
        <draw:frame draw:style-name="gr4" draw:text-style-name="P2" draw:layer="layout" svg:width="0.674cm" svg:height="0.649cm" svg:x="4.59cm" svg:y="9.758cm">
          <draw:text-box>
            <text:p text:style-name="P2"><text:span text:style-name="T1">p</text:span></text:p>
          </draw:text-box>
        </draw:frame>
        <draw:line draw:style-name="gr3" draw:text-style-name="P1" draw:layer="layout" svg:x1="11.704cm" svg:y1="10.148cm" svg:x2="11.708cm" svg:y2="8.546cm">
          <text:p/>
        </draw:line>
        <draw:line draw:style-name="gr3" draw:text-style-name="P1" draw:layer="layout" svg:x1="11.704cm" svg:y1="10.149cm" svg:x2="12.63cm" svg:y2="10.148cm">
          <text:p/>
        </draw:line>
        <draw:frame draw:style-name="gr4" draw:text-style-name="P2" draw:layer="layout" svg:width="0.673cm" svg:height="0.649cm" svg:x="11.243cm" svg:y="9.758cm">
          <draw:text-box>
            <text:p text:style-name="P2"><text:span text:style-name="T1">p</text:span></text:p>
          </draw:text-box>
        </draw:frame>
        <draw:line draw:style-name="gr3" draw:text-style-name="P1" draw:layer="layout" svg:x1="18.072cm" svg:y1="9.954cm" svg:x2="19.249cm" svg:y2="8.777cm">
          <text:p/>
        </draw:line>
        <draw:line draw:style-name="gr3" draw:text-style-name="P1" draw:layer="layout" svg:x1="18.071cm" svg:y1="9.956cm" svg:x2="18.726cm" svg:y2="10.61cm">
          <text:p/>
        </draw:line>
        <draw:frame draw:style-name="gr5" draw:text-style-name="P2" draw:layer="layout" svg:width="0.674cm" svg:height="0.649cm" svg:x="17.531cm" svg:y="9.758cm">
          <draw:text-box>
            <text:p text:style-name="P2"><text:span text:style-name="T1">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23:25:38.075938669</meta:creation-date>
    <dc:date>2014-11-13T23:29:18.137675712</dc:date>
    <meta:editing-duration>P0D</meta:editing-duration>
    <meta:editing-cycles>1</meta:editing-cycles>
    <meta:document-statistic meta:object-count="36"/>
    <meta:generator>LibreOffice/4.2.7.2$Linux_X86_64 LibreOffice_project/420m0$Build-2</meta:generator>
  </office:meta>
</office:document-meta>
</file>